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dd93" officeooo:paragraph-rsid="001edd93"/>
    </style:style>
    <style:style style:name="P2" style:family="paragraph" style:parent-style-name="Standard">
      <style:text-properties officeooo:rsid="00206b5f" officeooo:paragraph-rsid="00206b5f"/>
    </style:style>
    <style:style style:name="P3" style:family="paragraph" style:parent-style-name="Standard">
      <style:text-properties officeooo:rsid="0020a230" officeooo:paragraph-rsid="0020a230"/>
    </style:style>
    <style:style style:name="P4" style:family="paragraph" style:parent-style-name="Standard">
      <style:text-properties officeooo:rsid="00211403" officeooo:paragraph-rsid="00211403"/>
    </style:style>
    <style:style style:name="P5" style:family="paragraph" style:parent-style-name="Standard">
      <style:text-properties officeooo:rsid="0022d4e5" officeooo:paragraph-rsid="0022d4e5"/>
    </style:style>
    <style:style style:name="P6" style:family="paragraph" style:parent-style-name="Standard">
      <style:text-properties officeooo:rsid="00241f34" officeooo:paragraph-rsid="00241f34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1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ro. Aquí tienes una lista de <text:span text:style-name="Strong_20_Emphasis">temas clave existenciales</text:span> que suelen ser el eje de las grandes preguntas humanas. Estos temas representan los fundamentos de la búsqueda espiritual y filosófica a lo largo de la historia:</text:p>
      <text:p text:style-name="Horizontal_20_Line"/>
      <text:h text:style-name="Heading_20_3" text:outline-level="3">🧭 <text:span text:style-name="Strong_20_Emphasis">Temas Clave Existenciales</text:span></text:h>
      <text:list xml:id="list1353693576" text:style-name="L1">
        <text:list-item>
          <text:p text:style-name="P7"><text:span text:style-name="Strong_20_Emphasis">Dios / Lo divino</text:span></text:p>
          <text:list>
            <text:list-item>
              <text:p text:style-name="P7">¿Existe Dios?</text:p>
            </text:list-item>
            <text:list-item>
              <text:p text:style-name="P7">¿Qué o quién es Dios?</text:p>
            </text:list-item>
            <text:list-item>
              <text:p text:style-name="P7">¿Tiene voluntad, conciencia, intención?</text:p>
            </text:list-item>
          </text:list>
        </text:list-item>
        <text:list-item>
          <text:p text:style-name="P7"><text:span text:style-name="Strong_20_Emphasis">El origen</text:span></text:p>
          <text:list>
            <text:list-item>
              <text:p text:style-name="P7">¿De dónde venimos?</text:p>
            </text:list-item>
            <text:list-item>
              <text:p text:style-name="P7">¿Cómo comenzó la vida?</text:p>
            </text:list-item>
            <text:list-item>
              <text:p text:style-name="P7">¿Qué había antes del universo?</text:p>
            </text:list-item>
          </text:list>
        </text:list-item>
        <text:list-item>
          <text:p text:style-name="P7"><text:span text:style-name="Strong_20_Emphasis">La vida</text:span></text:p>
          <text:list>
            <text:list-item>
              <text:p text:style-name="P7">¿Qué es la vida?</text:p>
            </text:list-item>
            <text:list-item>
              <text:p text:style-name="P7">¿Por qué estamos vivos?</text:p>
            </text:list-item>
            <text:list-item>
              <text:p text:style-name="P7">¿Tiene sentido la vida?</text:p>
            </text:list-item>
          </text:list>
        </text:list-item>
        <text:list-item>
          <text:p text:style-name="P7"><text:span text:style-name="Strong_20_Emphasis">La muerte</text:span></text:p>
          <text:list>
            <text:list-item>
              <text:p text:style-name="P7">¿Qué pasa después de la muerte?</text:p>
            </text:list-item>
            <text:list-item>
              <text:p text:style-name="P7">¿Por qué morimos?</text:p>
            </text:list-item>
            <text:list-item>
              <text:p text:style-name="P7">¿Es el fin o una transición?</text:p>
            </text:list-item>
          </text:list>
        </text:list-item>
        <text:list-item>
          <text:p text:style-name="P7"><text:span text:style-name="Strong_20_Emphasis">La eternidad</text:span></text:p>
          <text:list>
            <text:list-item>
              <text:p text:style-name="P7">¿Existe algo eterno?</text:p>
            </text:list-item>
            <text:list-item>
              <text:p text:style-name="P7">¿Puede el alma o la conciencia perdurar?</text:p>
            </text:list-item>
            <text:list-item>
              <text:p text:style-name="P7">¿Qué significa vivir para siempre?</text:p>
            </text:list-item>
          </text:list>
        </text:list-item>
        <text:list-item>
          <text:p text:style-name="P7"><text:span text:style-name="Strong_20_Emphasis">El alma / El espíritu</text:span></text:p>
          <text:list>
            <text:list-item>
              <text:p text:style-name="P7">¿Tengo alma?</text:p>
            </text:list-item>
            <text:list-item>
              <text:p text:style-name="P7">¿Cuál es su naturaleza?</text:p>
            </text:list-item>
            <text:list-item>
              <text:p text:style-name="P7">¿Se separa del cuerpo?</text:p>
            </text:list-item>
          </text:list>
        </text:list-item>
        <text:list-item>
          <text:p text:style-name="P7"><text:span text:style-name="Strong_20_Emphasis">El propósito / La misión</text:span></text:p>
          <text:list>
            <text:list-item>
              <text:p text:style-name="P7"><text:soft-page-break/>¿Para qué estoy aquí?</text:p>
            </text:list-item>
            <text:list-item>
              <text:p text:style-name="P7">¿Tengo una tarea, un destino?</text:p>
            </text:list-item>
            <text:list-item>
              <text:p text:style-name="P7">¿Mi vida tiene dirección?</text:p>
            </text:list-item>
          </text:list>
        </text:list-item>
        <text:list-item>
          <text:p text:style-name="P7"><text:span text:style-name="Strong_20_Emphasis">La conciencia</text:span></text:p>
          <text:list>
            <text:list-item>
              <text:p text:style-name="P7">¿Qué es la conciencia?</text:p>
            </text:list-item>
            <text:list-item>
              <text:p text:style-name="P7">¿De dónde surge?</text:p>
            </text:list-item>
            <text:list-item>
              <text:p text:style-name="P7">¿Es parte del universo o algo separado?</text:p>
            </text:list-item>
          </text:list>
        </text:list-item>
        <text:list-item>
          <text:p text:style-name="P7"><text:span text:style-name="Strong_20_Emphasis">El conocimiento / La verdad</text:span></text:p>
          <text:list>
            <text:list-item>
              <text:p text:style-name="P7">¿Podemos conocer la verdad?</text:p>
            </text:list-item>
            <text:list-item>
              <text:p text:style-name="P7">¿Qué es el conocimiento verdadero?</text:p>
            </text:list-item>
            <text:list-item>
              <text:p text:style-name="P7">¿Hay límites a lo que podemos entender?</text:p>
            </text:list-item>
          </text:list>
        </text:list-item>
        <text:list-item>
          <text:p text:style-name="P7"><text:span text:style-name="Strong_20_Emphasis">El mal / El sufrimiento</text:span></text:p>
        </text:list-item>
      </text:list>
      <text:list xml:id="list163839353" text:style-name="L2">
        <text:list-item>
          <text:p text:style-name="P8">¿Por qué existe el mal?</text:p>
        </text:list-item>
        <text:list-item>
          <text:p text:style-name="P8">¿Cuál es el propósito del sufrimiento?</text:p>
        </text:list-item>
        <text:list-item>
          <text:p text:style-name="P8">¿Cómo se justifica el dolor en un universo con inteligencia o divinidad?</text:p>
        </text:list-item>
      </text:list>
      <text:list xml:id="list469420631" text:style-name="L3">
        <text:list-item>
          <text:p text:style-name="P9"><text:span text:style-name="Strong_20_Emphasis">La libertad / El destino</text:span></text:p>
        </text:list-item>
      </text:list>
      <text:list xml:id="list1842231390" text:style-name="L4">
        <text:list-item>
          <text:p text:style-name="P10">¿Somos libres o estamos determinados?</text:p>
        </text:list-item>
        <text:list-item>
          <text:p text:style-name="P10">¿Qué papel juega el azar?</text:p>
        </text:list-item>
        <text:list-item>
          <text:p text:style-name="P10">¿Podemos elegir nuestro camino?</text:p>
        </text:list-item>
      </text:list>
      <text:list xml:id="list1594229722" text:style-name="L5">
        <text:list-item>
          <text:p text:style-name="P11"><text:span text:style-name="Strong_20_Emphasis">La identidad</text:span></text:p>
        </text:list-item>
      </text:list>
      <text:list xml:id="list3642463502" text:style-name="L6">
        <text:list-item>
          <text:p text:style-name="P12">¿Quién soy?</text:p>
        </text:list-item>
        <text:list-item>
          <text:p text:style-name="P12">¿Soy mi cuerpo, mis pensamientos, o algo más?</text:p>
        </text:list-item>
        <text:list-item>
          <text:p text:style-name="P12">¿Hay una esencia inmutable en mí?</text:p>
        </text:list-item>
      </text:list>
      <text:list xml:id="list1783970973" text:style-name="L7">
        <text:list-item>
          <text:p text:style-name="P13"><text:span text:style-name="Strong_20_Emphasis">La unidad / La separación</text:span></text:p>
        </text:list-item>
      </text:list>
      <text:list xml:id="list3950774958" text:style-name="L8">
        <text:list-item>
          <text:p text:style-name="P14">¿Estoy separado del todo?</text:p>
        </text:list-item>
        <text:list-item>
          <text:p text:style-name="P14">¿Somos uno con el universo?</text:p>
        </text:list-item>
        <text:list-item>
          <text:p text:style-name="P14">¿Existe una inteligencia única que nos contiene?</text:p>
        </text:list-item>
      </text:list>
      <text:p text:style-name="Horizontal_20_Line"/>
      <text:p text:style-name="Text_20_body">¿Te gustaría que ahora distribuyamos estos temas clave a lo largo de los capítulos del libro, según lo que hemos trabajado hasta ahora? Puedo crear una tabla con eso.</text:p>
      <text:p text:style-name="P1"><text:soft-page-break/></text:p>
      <text:p text:style-name="P1">temas clave:</text:p>
      <text:p text:style-name="P1"/>
      <text:p text:style-name="P1"/>
      <text:p text:style-name="P1">dios</text:p>
      <text:p text:style-name="P1">el espiritu</text:p>
      <text:p text:style-name="P1">la vida eterna</text:p>
      <text:p text:style-name="P1">la mision</text:p>
      <text:p text:style-name="P1">el destino</text:p>
      <text:p text:style-name="P1"/>
      <text:p text:style-name="P2">mi lugar en el todo</text:p>
      <text:p text:style-name="P2"/>
      <text:p text:style-name="P3">-----------------------</text:p>
      <text:p text:style-name="P3"/>
      <text:p text:style-name="P3"/>
      <text:p text:style-name="P3">mensaje:</text:p>
      <text:p text:style-name="P3">- dios</text:p>
      <text:p text:style-name="P3">en la vida encontramos todas las caracteristicas que intuitivamente atribuimos a un dios.</text:p>
      <text:p text:style-name="P3">la vida es el dios que intuimos.</text:p>
      <text:p text:style-name="P3">y yo soy parte de el.</text:p>
      <text:p text:style-name="P3"/>
      <text:p text:style-name="P3">- el espiritu</text:p>
      <text:p text:style-name="P3">lo que somos, lo que nos guia, lo que nos forma, lo que nos impulsa a cumplir nuestros objetivos, es lo que esta escrito en el ADN.</text:p>
      <text:p text:style-name="P3">nuestra escencia, nosotros mismos.</text:p>
      <text:p text:style-name="P3">es el espiritu de la vida y el mio propio.</text:p>
      <text:p text:style-name="P3"/>
      <text:p text:style-name="P3">- la vida eterna</text:p>
      <text:p text:style-name="P3">el ADN vive eternamente, el espiritu nunca muere, y yo dejo mi marca en el con mi descendencia.</text:p>
      <text:p text:style-name="P3">en el ADN mi espiritu vivira para siempre.</text:p>
      <text:p text:style-name="P3"/>
      <text:p text:style-name="P3">- la mision</text:p>
      <text:p text:style-name="P3">nacemos con una mision que esta definida por un conjunto reducido de instrucciones.</text:p>
      <text:p text:style-name="P3">el ciclo de vida.</text:p>
      <text:p text:style-name="P3">nos ha disenado una inteligencia superior, que no se equivoca.</text:p>
      <text:p text:style-name="P3">sus disenos son perfectos.</text:p>
      <text:p text:style-name="P3">tu mision es hacer un trabajo, para eso te ha disenado.</text:p>
      <text:p text:style-name="P3">y tu trabajo ya lo has hecho.</text:p>
      <text:p text:style-name="P4">es estar aqui, ahora.</text:p>
      <text:p text:style-name="P4"/>
      <text:p text:style-name="P5">- el destino</text:p>
      <text:p text:style-name="P5">tu destino es el resultado de la suma de dos destinos diferentes.</text:p>
      <text:p text:style-name="P5">el que esta escrito, y el que tu elijas.</text:p>
      <text:p text:style-name="P5">en el ADN esta escrito lo que seras, es tu espiritu.</text:p>
      <text:p text:style-name="P5">y esta escrito en detalle, si seras un hombre o un arbol, una bacteria o un pajaro.</text:p>
      <text:p text:style-name="P5">no puedes cambiar eso, es lo que te ha tocado ser, y debes aceptarlo.</text:p>
      <text:p text:style-name="P5">esta escrito.</text:p>
      <text:p text:style-name="P5">y mientras cumples con lo que esta escrito, puedes elegir como vives tu vida.</text:p>
      <text:p text:style-name="P5">esa parte de tu destino la escribes tu.</text:p>
      <text:p text:style-name="P5"><text:soft-page-break/></text:p>
      <text:p text:style-name="P6">- mi lugar en el todo</text:p>
      <text:p text:style-name="P6"/>
      <text:p text:style-name="P6"/>
      <text:p text:style-name="P5"/>
      <text:p text:style-name="P4"/>
      <text:p text:style-name="P4"/>
      <text:p text:style-name="P3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6T11:10:23.788000000</meta:creation-date>
    <dc:date>2025-08-06T15:59:57.610000000</dc:date>
    <meta:editing-duration>PT12M2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93" meta:word-count="627" meta:character-count="3208" meta:non-whitespace-character-count="2726"/>
  </office:meta>
</office:document-meta>
</file>